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7d1d1" draw:textarea-horizontal-align="justify" draw:textarea-vertical-align="middle" draw:auto-grow-height="false" fo:min-height="0.766cm" fo:min-width="4.96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163cm" fo:min-width="5.56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39cm" fo:min-width="4.326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766cm" fo:min-width="6.104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782cm" fo:min-width="4.961cm"/>
      <style:paragraph-properties style:writing-mode="lr-tb"/>
    </style:style>
    <style:style style:name="gr7" style:family="graphic" style:parent-style-name="standard">
      <style:graphic-properties draw:fill-color="#fdc578" draw:textarea-horizontal-align="justify" draw:textarea-vertical-align="middle" draw:auto-grow-height="false" fo:min-height="0.766cm" fo:min-width="5.723cm"/>
      <style:paragraph-properties style:writing-mode="lr-tb"/>
    </style:style>
    <style:style style:name="gr8" style:family="graphic" style:parent-style-name="standard">
      <style:graphic-properties draw:fill-color="#f37b70" draw:textarea-horizontal-align="justify" draw:textarea-vertical-align="middle" draw:auto-grow-height="false" fo:min-height="0.639cm" fo:min-width="3.437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766cm" fo:min-width="5.723cm"/>
      <style:paragraph-properties style:writing-mode="lr-tb"/>
    </style:style>
    <style:style style:name="gr11" style:family="graphic" style:parent-style-name="standard">
      <style:graphic-properties draw:fill-color="#fdc578" draw:textarea-horizontal-align="justify" draw:textarea-vertical-align="middle" draw:auto-grow-height="false" fo:min-height="0.893cm" fo:min-width="10.041cm"/>
      <style:paragraph-properties style:writing-mode="lr-tb"/>
    </style:style>
    <style:style style:name="gr12" style:family="graphic" style:parent-style-name="standard">
      <style:graphic-properties draw:fill-color="#fdc578" draw:textarea-horizontal-align="justify" draw:textarea-vertical-align="middle" draw:auto-grow-height="false" fo:min-height="0.893cm" fo:min-width="7.882cm"/>
      <style:paragraph-properties style:writing-mode="lr-tb"/>
    </style:style>
    <style:style style:name="gr13" style:family="graphic" style:parent-style-name="standard">
      <style:graphic-properties draw:fill-color="#87d1d1" draw:textarea-horizontal-align="justify" draw:textarea-vertical-align="middle" draw:auto-grow-height="false" fo:min-height="0.766cm" fo:min-width="6.231cm"/>
      <style:paragraph-properties style:writing-mode="lr-tb"/>
    </style:style>
    <style:style style:name="gr14" style:family="graphic" style:parent-style-name="standard">
      <style:graphic-properties draw:fill-color="#c7a0cb" draw:textarea-horizontal-align="justify" draw:textarea-vertical-align="middle" draw:auto-grow-height="false" fo:min-height="0.766cm" fo:min-width="8.898cm"/>
      <style:paragraph-properties style:writing-mode="lr-tb"/>
    </style:style>
    <style:style style:name="gr15" style:family="graphic" style:parent-style-name="standard">
      <style:graphic-properties draw:fill-color="#87d1d1" draw:textarea-horizontal-align="justify" draw:textarea-vertical-align="middle" draw:auto-grow-height="false" fo:min-height="0.766cm" fo:min-width="7.628cm"/>
      <style:paragraph-properties style:writing-mode="lr-tb"/>
    </style:style>
    <style:style style:name="gr16" style:family="graphic" style:parent-style-name="standard">
      <style:graphic-properties draw:fill-color="#f37b70" draw:textarea-horizontal-align="justify" draw:textarea-vertical-align="middle" draw:auto-grow-height="false" fo:min-height="0.893cm" fo:min-width="8.263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893cm" fo:min-width="7.628cm"/>
      <style:paragraph-properties style:writing-mode="lr-tb"/>
    </style:style>
    <style:style style:name="gr18" style:family="graphic" style:parent-style-name="standard">
      <style:graphic-properties draw:fill-color="#f37b70" draw:textarea-horizontal-align="justify" draw:textarea-vertical-align="middle" draw:auto-grow-height="false" fo:min-height="0.893cm" fo:min-width="6.358cm"/>
      <style:paragraph-properties style:writing-mode="lr-tb"/>
    </style:style>
    <style:style style:name="gr19" style:family="graphic" style:parent-style-name="standard">
      <style:graphic-properties draw:fill-color="#f37b70" draw:textarea-horizontal-align="justify" draw:textarea-vertical-align="middle" draw:auto-grow-height="false" fo:min-height="0.766cm" fo:min-width="5.596cm"/>
      <style:paragraph-properties style:writing-mode="lr-tb"/>
    </style:style>
    <style:style style:name="gr20" style:family="graphic" style:parent-style-name="standard">
      <style:graphic-properties draw:fill-color="#f37b70" draw:textarea-horizontal-align="justify" draw:textarea-vertical-align="middle" draw:auto-grow-height="false" fo:min-height="0.766cm" fo:min-width="6.739cm"/>
      <style:paragraph-properties style:writing-mode="lr-tb"/>
    </style:style>
    <style:style style:name="gr21" style:family="graphic" style:parent-style-name="standard">
      <style:graphic-properties draw:fill-color="#fdc578" draw:textarea-horizontal-align="justify" draw:textarea-vertical-align="middle" draw:auto-grow-height="false" fo:min-height="0.893cm" fo:min-width="9.533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766cm" fo:min-width="4.961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766cm" fo:min-width="5.088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766cm" fo:min-width="5.596cm"/>
      <style:paragraph-properties style:writing-mode="lr-tb"/>
    </style:style>
    <style:style style:name="gr25" style:family="graphic" style:parent-style-name="standard">
      <style:graphic-properties draw:fill-color="#c7a0cb" draw:textarea-horizontal-align="justify" draw:textarea-vertical-align="middle" draw:auto-grow-height="false" fo:min-height="0.766cm" fo:min-width="6.231cm"/>
      <style:paragraph-properties style:writing-mode="lr-tb"/>
    </style:style>
    <style:style style:name="gr26" style:family="graphic" style:parent-style-name="standard">
      <style:graphic-properties draw:fill-color="#c7a0cb" draw:textarea-horizontal-align="justify" draw:textarea-vertical-align="middle" draw:auto-grow-height="false" fo:min-height="0.893cm" fo:min-width="11.184cm"/>
      <style:paragraph-properties style:writing-mode="lr-tb"/>
    </style:style>
    <style:style style:name="gr27" style:family="graphic" style:parent-style-name="standard">
      <style:graphic-properties draw:fill-color="#87d1d1" draw:textarea-horizontal-align="justify" draw:textarea-vertical-align="middle" draw:auto-grow-height="false" fo:min-height="1.02cm" fo:min-width="5.342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893cm" fo:min-width="6.485cm"/>
      <style:paragraph-properties style:writing-mode="lr-tb"/>
    </style:style>
    <style:style style:name="gr29" style:family="graphic" style:parent-style-name="standard">
      <style:graphic-properties draw:fill-color="#c7a0cb" draw:textarea-horizontal-align="justify" draw:textarea-vertical-align="middle" draw:auto-grow-height="false" fo:min-height="0.766cm" fo:min-width="4.58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639cm" fo:min-width="4.453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0.766cm" fo:min-width="5.85cm"/>
      <style:paragraph-properties style:writing-mode="lr-tb"/>
    </style:style>
    <style:style style:name="gr32" style:family="graphic" style:parent-style-name="standard">
      <style:graphic-properties draw:fill-color="#ff860d" draw:textarea-horizontal-align="justify" draw:textarea-vertical-align="middle" draw:auto-grow-height="false" fo:min-height="0.766cm" fo:min-width="5.088cm"/>
      <style:paragraph-properties style:writing-mode="lr-tb"/>
    </style:style>
    <style:style style:name="gr33" style:family="graphic" style:parent-style-name="objectwithoutfill">
      <style:graphic-properties draw:stroke="dash" draw:stroke-dash="Double_20_Dash" draw:marker-end="Arrow" draw:marker-end-width="0.3cm" draw:fill="none" draw:textarea-vertical-align="middle"/>
    </style:style>
    <style:style style:name="gr34" style:family="graphic" style:parent-style-name="standard">
      <style:graphic-properties draw:fill-color="#ff860d" draw:textarea-horizontal-align="justify" draw:textarea-vertical-align="middle" draw:auto-grow-height="false" fo:min-height="0.766cm" fo:min-width="6.358cm"/>
      <style:paragraph-properties style:writing-mode="lr-tb"/>
    </style:style>
    <style:style style:name="gr35" style:family="graphic" style:parent-style-name="standard">
      <style:graphic-properties draw:fill-color="#8d281e" draw:textarea-horizontal-align="justify" draw:textarea-vertical-align="middle" draw:auto-grow-height="false" fo:min-height="0.893cm" fo:min-width="6.35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87d1d1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dc578"/>
      <style:paragraph-properties fo:text-align="center"/>
    </style:style>
    <style:style style:name="P5" style:family="paragraph">
      <loext:graphic-properties draw:fill-color="#f37b70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-color="#c7a0cb"/>
      <style:paragraph-properties fo:text-align="center"/>
    </style:style>
    <style:style style:name="P9" style:family="paragraph">
      <loext:graphic-properties draw:fill-color="#ff860d"/>
      <style:paragraph-properties fo:text-align="center"/>
    </style:style>
    <style:style style:name="P10" style:family="paragraph">
      <style:paragraph-properties fo:text-align="center"/>
      <style:text-properties fo:color="#eeeeee"/>
    </style:style>
    <style:style style:name="P11" style:family="paragraph">
      <loext:graphic-properties draw:fill-color="#8d281e"/>
      <style:paragraph-properties fo:text-align="center"/>
      <style:text-properties fo:color="#eeeeee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461cm" svg:height="1.016cm" svg:x="5.572cm" svg:y="2.143cm">
          <text:p text:style-name="P1"><text:s/>.mat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6.065cm" svg:height="2.413cm" svg:x="14.462cm" svg:y="0.746cm">
          <text:p text:style-name="P1">info with </text:p>
          <text:p text:style-name="P1">correct sensor</text:p>
          <text:p text:style-name="P1">coords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4.826cm" svg:height="0.889cm" svg:x="4.937cm" svg:y="9.509cm">
          <text:p text:style-name="P1">_resample.fif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8.302cm" svg:y1="3.159cm" svg:x2="14.271cm" svg:y2="4.683cm" draw:start-shape="id1" draw:start-glue-point="2" draw:end-shape="id2" draw:end-glue-point="0" svg:d="M8302 3159c0 1143 5969 381 5969 1524" svg:viewBox="0 0 5970 1525">
          <text:p/>
        </draw:connector>
        <draw:custom-shape draw:style-name="gr5" draw:text-style-name="P1" xml:id="id5" draw:id="id5" draw:layer="layout" svg:width="6.604cm" svg:height="1.016cm" svg:x="12.684cm" svg:y="12.557cm">
          <text:p text:style-name="P1">_SSS.fif</text:p>
          <draw:enhanced-geometry svg:viewBox="0 0 21600 21600" draw:type="rectangle" draw:enhanced-path="M 0 0 L 21600 0 21600 21600 0 21600 0 0 Z N"/>
        </draw:custom-shape>
        <draw:custom-shape draw:style-name="gr6" draw:text-style-name="P1" xml:id="id10" draw:id="id10" draw:layer="layout" svg:width="5.461cm" svg:height="2.032cm" svg:x="1.508cm" svg:y="19.415cm">
          <text:p text:style-name="P1">beh state</text:p>
          <text:p text:style-name="P1"><text:s/>annotations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7.35cm" svg:y1="10.398cm" svg:x2="7.413cm" svg:y2="14.716cm" draw:start-shape="id3" draw:start-glue-point="2" draw:end-shape="id4" draw:end-glue-point="0" svg:d="M7350 10398c0 3237 63 1078 63 4318" svg:viewBox="0 0 64 4319">
          <text:p/>
        </draw:connector>
        <draw:connector draw:style-name="gr4" draw:text-style-name="P3" draw:layer="layout" draw:type="curve" svg:x1="7.35cm" svg:y1="10.398cm" svg:x2="15.986cm" svg:y2="12.557cm" draw:start-shape="id3" draw:start-glue-point="2" draw:end-shape="id5" svg:d="M7350 10398c0 1618 8636 539 8636 2159" svg:viewBox="0 0 8637 2160">
          <text:p/>
        </draw:connector>
        <draw:custom-shape draw:style-name="gr7" draw:text-style-name="P4" xml:id="id6" draw:id="id6" draw:layer="layout" svg:width="6.223cm" svg:height="1.016cm" svg:x="18.399cm" svg:y="16.494cm">
          <text:p text:style-name="P1">LFP_analyze.ipynb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7.35cm" svg:y1="10.398cm" svg:x2="21.51cm" svg:y2="16.494cm" draw:start-shape="id3" draw:start-glue-point="2" draw:end-shape="id6" draw:end-glue-point="0" svg:d="M7350 10398c0 4572 14160 1524 14160 6096" svg:viewBox="0 0 14161 6097">
          <text:p/>
        </draw:connector>
        <draw:custom-shape draw:style-name="gr8" draw:text-style-name="P5" xml:id="id2" draw:id="id2" draw:layer="layout" svg:width="3.937cm" svg:height="0.889cm" svg:x="12.303cm" svg:y="4.683cm">
          <text:p text:style-name="P1">resave.py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17.494cm" svg:y1="3.159cm" svg:x2="14.271cm" svg:y2="4.683cm" draw:start-shape="id7" draw:start-glue-point="2" draw:end-shape="id2" draw:end-glue-point="0" svg:d="M17494 3159c0 1141-3223 380-3223 1524" svg:viewBox="0 0 3224 1525">
          <text:p/>
        </draw:connector>
        <draw:connector draw:style-name="gr9" draw:text-style-name="P7" draw:layer="layout" draw:type="curve" svg:x1="14.271cm" svg:y1="5.572cm" svg:x2="7.35cm" svg:y2="9.509cm" draw:start-shape="id2" draw:start-glue-point="2" draw:end-shape="id3" svg:d="M14271 5572c0 2952-6921 984-6921 3937" svg:viewBox="0 0 6922 3938">
          <text:p text:style-name="P6">resample</text:p>
          <text:p text:style-name="P1">notch</text:p>
        </draw:connector>
        <draw:custom-shape draw:style-name="gr10" draw:text-style-name="P1" xml:id="id8" draw:id="id8" draw:layer="layout" svg:width="6.223cm" svg:height="1.016cm" svg:x="23.352cm" svg:y="7.858cm">
          <text:p text:style-name="P1">MEG artifacts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14.271cm" svg:y1="5.572cm" svg:x2="26.463cm" svg:y2="7.858cm" draw:start-shape="id2" draw:start-glue-point="2" draw:end-shape="id8" draw:end-glue-point="0" svg:d="M14271 5572c0 1714 12192 572 12192 2286" svg:viewBox="0 0 12193 2287">
          <text:p/>
        </draw:connector>
        <draw:custom-shape draw:style-name="gr10" draw:text-style-name="P1" xml:id="id9" draw:id="id9" draw:layer="layout" svg:width="6.223cm" svg:height="1.016cm" svg:x="13.827cm" svg:y="8.62cm">
          <text:p text:style-name="P1">MEG ICA.gz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14.271cm" svg:y1="5.572cm" svg:x2="16.938cm" svg:y2="8.62cm" draw:start-shape="id2" draw:start-glue-point="2" draw:end-shape="id9" svg:d="M14271 5572c0 2286 2667 762 2667 3048" svg:viewBox="0 0 2668 3049">
          <text:p/>
        </draw:connector>
        <draw:custom-shape draw:style-name="gr11" draw:text-style-name="P4" xml:id="id4" draw:id="id4" draw:layer="layout" svg:width="10.541cm" svg:height="1.143cm" svg:x="2.143cm" svg:y="14.716cm">
          <text:p text:style-name="P1">Muscle_manage_annotations.ipynb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7.413cm" svg:y1="15.859cm" svg:x2="4.238cm" svg:y2="19.415cm" draw:start-shape="id4" draw:start-glue-point="2" draw:end-shape="id10" draw:end-glue-point="0" svg:d="M7413 15859c0 2667-3175 889-3175 3556" svg:viewBox="0 0 3176 3557">
          <text:p/>
        </draw:connector>
        <draw:custom-shape draw:style-name="gr10" draw:text-style-name="P1" xml:id="id11" draw:id="id11" draw:layer="layout" svg:width="6.223cm" svg:height="1.016cm" svg:x="7.985cm" svg:y="22.082cm">
          <text:p text:style-name="P1">EMG raw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curve" svg:x1="7.413cm" svg:y1="15.859cm" svg:x2="11.096cm" svg:y2="22.082cm" draw:start-shape="id4" draw:start-glue-point="2" draw:end-shape="id11" draw:end-glue-point="0" svg:d="M7413 15859c0 4666 3683 1555 3683 6223" svg:viewBox="0 0 3684 6224">
          <text:p text:style-name="P1">highpass</text:p>
        </draw:connector>
        <draw:custom-shape draw:style-name="gr10" draw:text-style-name="P1" xml:id="id12" draw:id="id12" draw:layer="layout" svg:width="6.223cm" svg:height="1.016cm" svg:x="19.923cm" svg:y="20.431cm">
          <text:p text:style-name="P1">LFP artifacts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21.51cm" svg:y1="17.51cm" svg:x2="23.034cm" svg:y2="20.431cm" draw:start-shape="id6" draw:start-glue-point="2" draw:end-shape="id12" draw:end-glue-point="0" svg:d="M21510 17510c0 2191 1524 731 1524 2921" svg:viewBox="0 0 1525 2922">
          <text:p/>
        </draw:connector>
        <draw:custom-shape draw:style-name="gr12" draw:text-style-name="P4" xml:id="id13" draw:id="id13" draw:layer="layout" svg:width="8.382cm" svg:height="1.143cm" svg:x="20.431cm" svg:y="11.16cm">
          <text:p text:style-name="P1">MEG_artif_remove_t.ipynb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16.938cm" svg:y1="9.636cm" svg:x2="24.622cm" svg:y2="11.16cm" draw:start-shape="id9" draw:start-glue-point="2" draw:end-shape="id13" draw:end-glue-point="0" svg:d="M16938 9636c0 1143 7684 381 7684 1524" svg:viewBox="0 0 7685 1525">
          <text:p/>
        </draw:connector>
        <draw:connector draw:style-name="gr4" draw:text-style-name="P3" draw:layer="layout" draw:type="curve" svg:x1="26.463cm" svg:y1="8.874cm" svg:x2="24.622cm" svg:y2="11.16cm" draw:start-shape="id8" draw:start-glue-point="2" draw:end-shape="id13" draw:end-glue-point="0" svg:d="M26463 8874c0 1714-1841 572-1841 2286" svg:viewBox="0 0 1842 2287">
          <text:p/>
        </draw:connector>
        <draw:custom-shape draw:style-name="gr13" draw:text-style-name="P2" xml:id="id16" draw:id="id16" draw:layer="layout" svg:width="6.731cm" svg:height="1.016cm" svg:x="33.893cm" svg:y="1.508cm">
          <text:p text:style-name="P1">Mesh on the head sur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xml:id="id14" draw:id="id14" draw:layer="layout" svg:width="6.731cm" svg:height="1.016cm" svg:x="26.4cm" svg:y="1.381cm">
          <text:p text:style-name="P1">.hdmf</text:p>
          <draw:enhanced-geometry svg:viewBox="0 0 21600 21600" draw:type="rectangle" draw:enhanced-path="M 0 0 L 21600 0 21600 21600 0 21600 0 0 Z N"/>
        </draw:custom-shape>
        <draw:custom-shape draw:style-name="gr14" draw:text-style-name="P8" xml:id="id15" draw:id="id15" draw:layer="layout" svg:width="9.398cm" svg:height="1.016cm" svg:x="29.067cm" svg:y="3.794cm">
          <text:p text:style-name="P1">parcel_script_aal.m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29.765cm" svg:y1="2.397cm" svg:x2="33.766cm" svg:y2="3.794cm" draw:start-shape="id14" draw:start-glue-point="2" draw:end-shape="id15" svg:d="M29765 2397c0 1048 4001 350 4001 1397" svg:viewBox="0 0 4002 1398">
          <text:p/>
        </draw:connector>
        <draw:connector draw:style-name="gr4" draw:text-style-name="P3" draw:layer="layout" draw:type="curve" svg:x1="37.258cm" svg:y1="2.524cm" svg:x2="33.766cm" svg:y2="3.794cm" draw:start-shape="id16" draw:start-glue-point="2" draw:end-shape="id15" draw:end-glue-point="0" svg:d="M37258 2524c0 952-3492 318-3492 1270" svg:viewBox="0 0 3493 1271">
          <text:p/>
        </draw:connector>
        <draw:custom-shape draw:style-name="gr15" draw:text-style-name="P2" xml:id="id17" draw:id="id17" draw:layer="layout" svg:width="8.128cm" svg:height="1.016cm" svg:x="30.845cm" svg:y="6.715cm">
          <text:p text:style-name="P1">_modcoord_parcel_aal.mat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33.766cm" svg:y1="4.81cm" svg:x2="34.909cm" svg:y2="6.715cm" draw:start-shape="id15" draw:start-glue-point="2" draw:end-shape="id17" svg:d="M33766 4810c0 1429 1143 477 1143 1905" svg:viewBox="0 0 1144 1906">
          <text:p/>
        </draw:connector>
        <draw:custom-shape draw:style-name="gr16" draw:text-style-name="P5" xml:id="id18" draw:id="id18" draw:layer="layout" svg:width="8.763cm" svg:height="1.143cm" svg:x="34.401cm" svg:y="15.605cm">
          <text:p text:style-name="P1">run_process_FTsources.py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34.909cm" svg:y1="7.731cm" svg:x2="38.782cm" svg:y2="15.605cm" draw:start-shape="id17" draw:start-glue-point="2" draw:end-shape="id18" svg:d="M34909 7731c0 5905 3873 1969 3873 7874" svg:viewBox="0 0 3874 7875">
          <text:p/>
        </draw:connector>
        <draw:custom-shape draw:style-name="gr17" draw:text-style-name="P1" xml:id="id20" draw:id="id20" draw:layer="layout" svg:width="8.128cm" svg:height="1.143cm" svg:x="28.432cm" svg:y="18.907cm">
          <text:p text:style-name="P1"><text:span text:style-name="T1">_src_</text:span>rec_info.gz</text:p>
          <draw:enhanced-geometry svg:viewBox="0 0 21600 21600" draw:type="rectangle" draw:enhanced-path="M 0 0 L 21600 0 21600 21600 0 21600 0 0 Z N"/>
        </draw:custom-shape>
        <draw:custom-shape draw:style-name="gr17" draw:text-style-name="P1" xml:id="id19" draw:id="id19" draw:layer="layout" svg:width="8.128cm" svg:height="1.143cm" svg:x="37.195cm" svg:y="18.907cm">
          <text:p text:style-name="P1">pcica_srcd_...fif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38.782cm" svg:y1="16.748cm" svg:x2="41.259cm" svg:y2="18.907cm" draw:start-shape="id18" draw:start-glue-point="2" draw:end-shape="id19" draw:end-glue-point="0" svg:d="M38782 16748c0 1618 2477 539 2477 2159" svg:viewBox="0 0 2478 2160">
          <text:p/>
        </draw:connector>
        <draw:connector draw:style-name="gr4" draw:text-style-name="P3" draw:layer="layout" draw:type="curve" svg:x1="38.782cm" svg:y1="16.748cm" svg:x2="32.496cm" svg:y2="18.907cm" draw:start-shape="id18" draw:start-glue-point="2" draw:end-shape="id20" svg:d="M38782 16748c0 1618-6286 539-6286 2159" svg:viewBox="0 0 6287 2160">
          <text:p/>
        </draw:connector>
        <draw:custom-shape draw:style-name="gr18" draw:text-style-name="P5" xml:id="id21" draw:id="id21" draw:layer="layout" svg:width="6.858cm" svg:height="1.143cm" svg:x="26.146cm" svg:y="30.21cm">
          <text:p text:style-name="P1">run_gen_features.py</text:p>
          <draw:enhanced-geometry svg:viewBox="0 0 21600 21600" draw:type="rectangle" draw:enhanced-path="M 0 0 L 21600 0 21600 21600 0 21600 0 0 Z N"/>
        </draw:custom-shape>
        <draw:custom-shape draw:style-name="gr19" draw:text-style-name="P5" xml:id="id23" draw:id="id23" draw:layer="layout" svg:width="6.096cm" svg:height="1.016cm" svg:x="17.002cm" svg:y="38.973cm">
          <text:p text:style-name="P1">run_ML.py</text:p>
          <draw:enhanced-geometry svg:viewBox="0 0 21600 21600" draw:type="rectangle" draw:enhanced-path="M 0 0 L 21600 0 21600 21600 0 21600 0 0 Z N"/>
        </draw:custom-shape>
        <draw:custom-shape draw:style-name="gr20" draw:text-style-name="P5" xml:id="id25" draw:id="id25" draw:layer="layout" svg:width="7.239cm" svg:height="1.016cm" svg:x="49.133cm" svg:y="41.199cm">
          <text:p text:style-name="P1">run_nlproj.p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" xml:id="id27" draw:id="id27" draw:layer="layout" svg:width="10.033cm" svg:height="1.143cm" svg:x="57.134cm" svg:y="41.072cm">
          <text:p text:style-name="P1">Interactive scatter.ipynb</text:p>
          <draw:enhanced-geometry svg:viewBox="0 0 21600 21600" draw:type="rectangle" draw:enhanced-path="M 0 0 L 21600 0 21600 21600 0 21600 0 0 Z N"/>
        </draw:custom-shape>
        <draw:custom-shape draw:style-name="gr22" draw:text-style-name="P1" xml:id="id26" draw:id="id26" draw:layer="layout" svg:width="5.461cm" svg:height="1.016cm" svg:x="54.34cm" svg:y="44.628cm">
          <text:p text:style-name="P1">tSNE….npz</text:p>
          <draw:enhanced-geometry svg:viewBox="0 0 21600 21600" draw:type="rectangle" draw:enhanced-path="M 0 0 L 21600 0 21600 21600 0 21600 0 0 Z N"/>
        </draw:custom-shape>
        <draw:custom-shape draw:style-name="gr23" draw:text-style-name="P1" xml:id="id22" draw:id="id22" draw:layer="layout" svg:width="5.588cm" svg:height="1.016cm" svg:x="22.209cm" svg:y="34.147cm">
          <text:p text:style-name="P1">feats_...npz</text:p>
          <draw:enhanced-geometry svg:viewBox="0 0 21600 21600" draw:type="rectangle" draw:enhanced-path="M 0 0 L 21600 0 21600 21600 0 21600 0 0 Z N"/>
        </draw:custom-shape>
        <draw:custom-shape draw:style-name="gr24" draw:text-style-name="P1" xml:id="id24" draw:id="id24" draw:layer="layout" svg:width="6.096cm" svg:height="1.016cm" svg:x="33.258cm" svg:y="40.116cm">
          <text:p text:style-name="P1">_ML...npz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curve" svg:x1="29.575cm" svg:y1="31.353cm" svg:x2="25.003cm" svg:y2="34.147cm" draw:start-shape="id21" draw:start-glue-point="2" draw:end-shape="id22" draw:end-glue-point="0" svg:d="M29575 31353c0 2095-4572 699-4572 2794" svg:viewBox="0 0 4573 2795">
          <text:p/>
        </draw:connector>
        <draw:connector draw:style-name="gr4" draw:text-style-name="P3" draw:layer="layout" draw:type="curve" svg:x1="25.003cm" svg:y1="35.163cm" svg:x2="20.05cm" svg:y2="38.973cm" draw:start-shape="id22" draw:end-shape="id23" draw:end-glue-point="0" svg:d="M25003 35163c0 2857-4953 953-4953 3810" svg:viewBox="0 0 4954 3811">
          <text:p/>
        </draw:connector>
        <draw:connector draw:style-name="gr4" draw:text-style-name="P3" draw:layer="layout" draw:type="curve" svg:x1="20.05cm" svg:y1="39.989cm" svg:x2="33.258cm" svg:y2="40.624cm" draw:start-shape="id23" draw:start-glue-point="2" draw:end-shape="id24" draw:end-glue-point="3" svg:d="M20050 39989c0 424 4402 635 13208 635" svg:viewBox="0 0 13209 636">
          <text:p/>
        </draw:connector>
        <draw:connector draw:style-name="gr4" draw:text-style-name="P3" draw:layer="layout" draw:type="curve" svg:x1="39.354cm" svg:y1="40.624cm" svg:x2="49.133cm" svg:y2="41.707cm" draw:start-shape="id24" draw:start-glue-point="1" draw:end-shape="id25" draw:end-glue-point="3" svg:d="M39354 40624c7333 0 2444 1083 9779 1083" svg:viewBox="0 0 9780 1084">
          <text:p/>
        </draw:connector>
        <draw:connector draw:style-name="gr4" draw:text-style-name="P3" draw:layer="layout" draw:type="curve" svg:x1="52.752cm" svg:y1="42.215cm" svg:x2="57.07cm" svg:y2="44.628cm" draw:start-shape="id25" draw:start-glue-point="2" draw:end-shape="id26" draw:end-glue-point="0" svg:d="M52752 42215c0 1810 4318 604 4318 2413" svg:viewBox="0 0 4319 2414">
          <text:p/>
        </draw:connector>
        <draw:connector draw:style-name="gr4" draw:text-style-name="P3" draw:layer="layout" draw:type="curve" svg:x1="57.07cm" svg:y1="45.644cm" svg:x2="62.15cm" svg:y2="42.215cm" draw:start-shape="id26" draw:start-glue-point="2" draw:end-shape="id27" svg:d="M57070 45644c0 751 5080 2466 5080-3429" svg:viewBox="0 0 5081 4252">
          <text:p/>
        </draw:connector>
        <draw:custom-shape draw:style-name="gr25" draw:text-style-name="P8" xml:id="id28" draw:id="id28" draw:layer="layout" svg:width="6.731cm" svg:height="1.016cm" svg:x="41.64cm" svg:y="4.048cm">
          <text:p text:style-name="P1">plot_parcels.m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38.465cm" svg:y1="4.302cm" svg:x2="41.64cm" svg:y2="4.556cm" draw:start-shape="id15" draw:start-glue-point="1" draw:end-shape="id28" draw:end-glue-point="3" svg:d="M38465 4302c2380 0 793 254 3175 254" svg:viewBox="0 0 3176 255">
          <text:p/>
        </draw:connector>
        <draw:custom-shape draw:style-name="gr26" draw:text-style-name="P8" xml:id="id30" draw:id="id30" draw:layer="layout" svg:width="11.684cm" svg:height="1.143cm" svg:x="42.148cm" svg:y="7.985cm">
          <text:p text:style-name="P1">MEGsource_reconstruct_multiraw.m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41.259cm" svg:y1="20.05cm" svg:x2="18.399cm" svg:y2="25.13cm" draw:start-shape="id19" draw:start-glue-point="2" draw:end-shape="id29" draw:end-glue-point="0" svg:d="M41259 20050c0 3808-22860 1269-22860 5080" svg:viewBox="0 0 22861 5081">
          <text:p/>
        </draw:connector>
        <draw:connector draw:style-name="gr4" draw:text-style-name="P3" draw:layer="layout" draw:type="curve" svg:x1="32.496cm" svg:y1="20.05cm" svg:x2="29.575cm" svg:y2="30.21cm" draw:start-shape="id20" draw:start-glue-point="2" draw:end-shape="id21" svg:d="M32496 20050c0 7618-2921 2539-2921 10160" svg:viewBox="0 0 2922 10161">
          <text:p/>
        </draw:connector>
        <draw:custom-shape draw:style-name="gr27" draw:text-style-name="P2" xml:id="id31" draw:id="id31" draw:layer="layout" svg:width="5.842cm" svg:height="1.27cm" svg:x="46.969cm" svg:y="16.24cm">
          <text:p text:style-name="P1">srcd….m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47.99cm" svg:y1="9.128cm" svg:x2="49.89cm" svg:y2="16.24cm" draw:start-shape="id30" draw:end-shape="id31" draw:end-glue-point="0" svg:d="M47990 9128c0 5334 1900 1778 1900 7112" svg:viewBox="0 0 1901 7113">
          <text:p/>
        </draw:connector>
        <draw:connector draw:style-name="gr4" draw:text-style-name="P3" draw:layer="layout" draw:type="curve" svg:x1="26.463cm" svg:y1="8.874cm" svg:x2="42.148cm" svg:y2="8.556cm" draw:start-shape="id8" draw:start-glue-point="2" draw:end-shape="id30" draw:end-glue-point="3" svg:d="M26463 8874c0 751 4699 626 6263 359s-8-677 9422-677" svg:viewBox="0 0 15686 885">
          <text:p/>
        </draw:connector>
        <draw:custom-shape draw:style-name="gr28" draw:text-style-name="P1" xml:id="id32" draw:id="id32" draw:layer="layout" svg:width="6.985cm" svg:height="1.143cm" svg:x="26.654cm" svg:y="14.081cm">
          <text:p text:style-name="P1">afterICA_raw.fif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24.622cm" svg:y1="12.303cm" svg:x2="30.146cm" svg:y2="14.081cm" draw:start-shape="id13" draw:start-glue-point="2" draw:end-shape="id32" svg:d="M24622 12303c0 1332 5524 443 5524 1778" svg:viewBox="0 0 5525 1779">
          <text:p/>
        </draw:connector>
        <draw:connector draw:style-name="gr4" draw:text-style-name="P3" draw:layer="layout" draw:type="curve" svg:x1="33.639cm" svg:y1="14.652cm" svg:x2="42.148cm" svg:y2="8.556cm" draw:start-shape="id32" draw:start-glue-point="1" draw:end-shape="id30" draw:end-glue-point="3" svg:d="M33639 14652c6381 0 2127-6096 8509-6096" svg:viewBox="0 0 8510 6097">
          <text:p/>
        </draw:connector>
        <draw:connector draw:style-name="gr4" draw:text-style-name="P3" draw:layer="layout" draw:type="curve" svg:x1="46.969cm" svg:y1="16.875cm" svg:x2="43.164cm" svg:y2="16.176cm" draw:start-shape="id31" draw:start-glue-point="3" draw:end-shape="id18" svg:d="M46969 16875c-2854 0-952-699-3805-699" svg:viewBox="0 0 3806 700">
          <text:p/>
        </draw:connector>
        <draw:custom-shape draw:style-name="gr10" draw:text-style-name="P1" xml:id="id36" draw:id="id36" draw:layer="layout" svg:width="6.223cm" svg:height="1.016cm" svg:x="10.525cm" svg:y="17.129cm">
          <text:p text:style-name="P1">LFP raw</text:p>
          <draw:enhanced-geometry svg:viewBox="0 0 21600 21600" draw:type="rectangle" draw:enhanced-path="M 0 0 L 21600 0 21600 21600 0 21600 0 0 Z N"/>
        </draw:custom-shape>
        <draw:custom-shape draw:style-name="gr29" draw:text-style-name="P8" xml:id="id33" draw:id="id33" draw:layer="layout" svg:width="5.08cm" svg:height="1.016cm" svg:x="52.943cm" svg:y="11.16cm">
          <text:p text:style-name="P1">srcrec.m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53.832cm" svg:y1="8.556cm" svg:x2="55.483cm" svg:y2="11.16cm" draw:start-shape="id30" draw:start-glue-point="1" draw:end-shape="id33" draw:end-glue-point="0" svg:d="M53832 8556c1101 0 1651 868 1651 2604" svg:viewBox="0 0 1652 2605">
          <text:p/>
        </draw:connector>
        <draw:connector draw:style-name="gr4" draw:text-style-name="P3" draw:layer="layout" draw:type="curve" svg:x1="55.483cm" svg:y1="12.176cm" svg:x2="47.99cm" svg:y2="9.128cm" draw:start-shape="id33" draw:start-glue-point="2" draw:end-shape="id30" draw:end-glue-point="2" svg:d="M55483 12176c0 751-7493 2275-7493-3048" svg:viewBox="0 0 7494 3841">
          <text:p/>
        </draw:connector>
        <draw:connector draw:style-name="gr4" draw:text-style-name="P3" draw:layer="layout" draw:type="curve" svg:x1="23.034cm" svg:y1="21.447cm" svg:x2="18.399cm" svg:y2="25.13cm" draw:start-shape="id12" draw:start-glue-point="2" draw:end-shape="id29" draw:end-glue-point="0" svg:d="M23034 21447c0 2761-4635 920-4635 3683" svg:viewBox="0 0 4636 3684">
          <text:p/>
        </draw:connector>
        <draw:connector draw:style-name="gr4" draw:text-style-name="P3" draw:layer="layout" draw:type="curve" svg:x1="4.238cm" svg:y1="21.447cm" svg:x2="17.002cm" svg:y2="39.481cm" draw:start-shape="id10" draw:start-glue-point="2" draw:end-shape="id23" draw:end-glue-point="3" svg:d="M4238 21447c0 12023 4254 18034 12764 18034" svg:viewBox="0 0 12765 18035">
          <text:p/>
        </draw:connector>
        <draw:custom-shape draw:style-name="gr3" draw:text-style-name="P1" xml:id="id34" draw:id="id34" draw:layer="layout" svg:width="4.826cm" svg:height="0.889cm" svg:x="2.143cm" svg:y="6.969cm">
          <text:p text:style-name="P1">_LFP_1hz.fif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12.303cm" svg:y1="5.127cm" svg:x2="6.969cm" svg:y2="7.413cm" draw:start-shape="id2" draw:start-glue-point="3" draw:end-shape="id34" draw:end-glue-point="1" svg:d="M12303 5127c-4000 0-1334 2286-5334 2286" svg:viewBox="0 0 5335 2287">
          <text:p/>
        </draw:connector>
        <draw:connector draw:style-name="gr4" draw:text-style-name="P3" draw:layer="layout" draw:type="curve" svg:x1="2.143cm" svg:y1="7.413cm" svg:x2="14.97cm" svg:y2="25.701cm" draw:start-shape="id34" draw:start-glue-point="3" draw:end-shape="id29" draw:end-glue-point="3" svg:d="M2143 7413c-751 0-7165 18288 12827 18288" svg:viewBox="0 0 14397 18289">
          <text:p/>
        </draw:connector>
        <draw:custom-shape draw:style-name="gr30" draw:text-style-name="P1" xml:id="id35" draw:id="id35" draw:layer="layout" svg:width="4.953cm" svg:height="0.889cm" svg:x="11.668cm" svg:y="10.398cm">
          <text:p text:style-name="P1">bads_upd.npz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9.763cm" svg:y1="9.953cm" svg:x2="11.668cm" svg:y2="10.842cm" draw:start-shape="id3" draw:start-glue-point="1" draw:end-shape="id35" draw:end-glue-point="3" svg:d="M9763 9953c1428 0 476 889 1905 889" svg:viewBox="0 0 1906 890">
          <text:p/>
        </draw:connector>
        <draw:connector draw:style-name="gr4" draw:text-style-name="P3" draw:layer="layout" draw:type="curve" svg:x1="16.621cm" svg:y1="10.842cm" svg:x2="20.431cm" svg:y2="11.731cm" draw:start-shape="id35" draw:start-glue-point="1" draw:end-shape="id13" draw:end-glue-point="3" svg:d="M16621 10842c2857 0 953 889 3810 889" svg:viewBox="0 0 3811 890">
          <text:p/>
        </draw:connector>
        <draw:connector draw:style-name="gr4" draw:text-style-name="P3" draw:layer="layout" draw:type="curve" svg:x1="19.288cm" svg:y1="13.065cm" svg:x2="20.431cm" svg:y2="11.731cm" draw:start-shape="id5" draw:start-glue-point="1" draw:end-shape="id13" draw:end-glue-point="3" svg:d="M19288 13065c858 0 287-1334 1143-1334" svg:viewBox="0 0 1144 1335">
          <text:p/>
        </draw:connector>
        <draw:connector draw:style-name="gr4" draw:text-style-name="P3" draw:layer="layout" draw:type="curve" svg:x1="13.636cm" svg:y1="18.145cm" svg:x2="18.399cm" svg:y2="25.13cm" draw:start-shape="id36" draw:start-glue-point="2" draw:end-shape="id29" draw:end-glue-point="0" svg:d="M13636 18145c0 5238 4763 1746 4763 6985" svg:viewBox="0 0 4764 6986">
          <text:p/>
        </draw:connector>
        <draw:custom-shape draw:style-name="gr23" draw:text-style-name="P1" xml:id="id37" draw:id="id37" draw:layer="layout" svg:width="5.588cm" svg:height="1.016cm" svg:x="7.985cm" svg:y="28.813cm">
          <text:p text:style-name="P1">stat_...npz</text:p>
          <draw:enhanced-geometry svg:viewBox="0 0 21600 21600" draw:type="rectangle" draw:enhanced-path="M 0 0 L 21600 0 21600 21600 0 21600 0 0 Z N"/>
        </draw:custom-shape>
        <draw:custom-shape draw:style-name="gr18" draw:text-style-name="P5" xml:id="id29" draw:id="id29" draw:layer="layout" svg:width="6.858cm" svg:height="1.143cm" svg:x="14.97cm" svg:y="25.13cm">
          <text:p text:style-name="P1">run_prep_dat.py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22.982cm" svg:y1="21.447cm" svg:x2="29.575cm" svg:y2="30.21cm" draw:end-shape="id21" draw:end-glue-point="0" svg:d="M22982 21447c0 6196 6593 1815 6593 8763" svg:viewBox="0 0 6594 8764">
          <text:p/>
        </draw:connector>
        <draw:connector draw:style-name="gr4" draw:text-style-name="P3" draw:layer="layout" draw:type="curve" svg:x1="32.44cm" svg:y1="20.05cm" svg:x2="18.399cm" svg:y2="25.13cm" draw:end-shape="id29" draw:end-glue-point="0" svg:d="M32440 20050c0 3433-14041 894-14041 5080" svg:viewBox="0 0 14042 5081">
          <text:p/>
        </draw:connector>
        <draw:connector draw:style-name="gr9" draw:text-style-name="P3" draw:layer="layout" draw:type="curve" svg:x1="18.399cm" svg:y1="26.273cm" svg:x2="10.779cm" svg:y2="28.813cm" draw:start-shape="id29" draw:start-glue-point="2" draw:end-shape="id37" draw:end-glue-point="0" svg:d="M18399 26273c0 1905-7620 635-7620 2540" svg:viewBox="0 0 7621 2541">
          <text:p text:style-name="P1">run on all datasets together</text:p>
          <text:p text:style-name="P1">all possible dataset combination types</text:p>
        </draw:connector>
        <draw:connector draw:style-name="gr4" draw:text-style-name="P3" draw:layer="layout" draw:type="curve" svg:x1="13.573cm" svg:y1="29.321cm" svg:x2="26.146cm" svg:y2="30.781cm" draw:start-shape="id37" draw:start-glue-point="1" draw:end-shape="id21" draw:end-glue-point="3" svg:d="M13573 29321c9430 0 3144 1460 12573 1460" svg:viewBox="0 0 12574 1461">
          <text:p/>
        </draw:connector>
        <draw:custom-shape draw:style-name="gr31" draw:text-style-name="P1" xml:id="id38" draw:id="id38" draw:layer="layout" svg:width="6.35cm" svg:height="1.016cm" svg:x="9.128cm" svg:y="32.496cm">
          <text:p text:style-name="P1">stat_multiband...npz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18.399cm" svg:y1="26.273cm" svg:x2="12.303cm" svg:y2="32.496cm" draw:start-shape="id29" draw:end-shape="id38" draw:end-glue-point="0" svg:d="M18399 26273c0 4666-6096 1555-6096 6223" svg:viewBox="0 0 6097 6224">
          <text:p/>
        </draw:connector>
        <draw:connector draw:style-name="gr4" draw:text-style-name="P3" draw:layer="layout" draw:type="curve" svg:x1="15.478cm" svg:y1="33.004cm" svg:x2="26.146cm" svg:y2="30.781cm" draw:start-shape="id38" draw:start-glue-point="1" draw:end-shape="id21" draw:end-glue-point="3" svg:d="M15478 33004c8001 0 2667-2223 10668-2223" svg:viewBox="0 0 10669 2224">
          <text:p/>
        </draw:connector>
        <draw:custom-shape draw:style-name="gr21" draw:text-style-name="P4" xml:id="id39" draw:id="id39" draw:layer="layout" svg:width="10.033cm" svg:height="1.143cm" svg:x="45.577cm" svg:y="30.718cm">
          <text:p text:style-name="P1">collect serachLFP.ipynb</text:p>
          <draw:enhanced-geometry svg:viewBox="0 0 21600 21600" draw:type="rectangle" draw:enhanced-path="M 0 0 L 21600 0 21600 21600 0 21600 0 0 Z N"/>
        </draw:custom-shape>
        <draw:custom-shape draw:style-name="gr21" draw:text-style-name="P4" xml:id="id43" draw:id="id43" draw:layer="layout" svg:width="10.033cm" svg:height="1.143cm" svg:x="27.543cm" svg:y="42.529cm">
          <text:p text:style-name="P1">collect ML.ipynb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36.306cm" svg:y1="40.116cm" svg:x2="45.577cm" svg:y2="31.289cm" draw:start-shape="id24" draw:start-glue-point="0" draw:end-shape="id39" draw:end-glue-point="3" svg:d="M36306 40116c0-5885 3090-8827 9271-8827" svg:viewBox="0 0 9272 8828">
          <text:p/>
        </draw:connector>
        <draw:custom-shape draw:style-name="gr32" draw:text-style-name="P9" xml:id="id41" draw:id="id41" draw:layer="layout" svg:width="5.588cm" svg:height="1.016cm" svg:x="29.956cm" svg:y="33.893cm">
          <text:p text:style-name="P1">runstrings_ML.tx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" xml:id="id40" draw:id="id40" draw:layer="layout" svg:width="10.033cm" svg:height="1.143cm" svg:x="45.704cm" svg:y="29.067cm">
          <text:p text:style-name="P1">gen runstrings serachLFP.ipynb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45.704cm" svg:y1="29.638cm" svg:x2="32.75cm" svg:y2="33.893cm" draw:start-shape="id40" draw:start-glue-point="3" draw:end-shape="id41" draw:end-glue-point="0" svg:d="M45704 29638c-8636 0-12954 1418-12954 4255" svg:viewBox="0 0 12955 4256">
          <text:p/>
        </draw:connector>
        <draw:custom-shape draw:style-name="gr21" draw:text-style-name="P4" xml:id="id42" draw:id="id42" draw:layer="layout" svg:width="10.033cm" svg:height="1.143cm" svg:x="40.624cm" svg:y="24.114cm">
          <text:p text:style-name="P1">gen runstrings ML.ipynb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45.64cm" svg:y1="25.257cm" svg:x2="32.75cm" svg:y2="33.893cm" draw:start-shape="id42" draw:end-shape="id41" draw:end-glue-point="0" svg:d="M45640 25257c0 6477-12890 2159-12890 8636" svg:viewBox="0 0 12891 8637">
          <text:p/>
        </draw:connector>
        <draw:connector draw:style-name="gr33" draw:text-style-name="P3" draw:layer="layout" draw:type="curve" svg:x1="32.75cm" svg:y1="34.909cm" svg:x2="23.098cm" svg:y2="39.481cm" draw:start-shape="id41" draw:start-glue-point="2" draw:end-shape="id23" draw:end-glue-point="1" svg:d="M32750 34909c0 3048-3217 4572-9652 4572" svg:viewBox="0 0 9653 4573">
          <text:p/>
        </draw:connector>
        <draw:connector draw:style-name="gr4" draw:text-style-name="P3" draw:layer="layout" draw:type="curve" svg:x1="36.306cm" svg:y1="41.132cm" svg:x2="32.559cm" svg:y2="42.529cm" draw:start-shape="id24" draw:start-glue-point="2" draw:end-shape="id43" draw:end-glue-point="0" svg:d="M36306 41132c0 1047-3747 349-3747 1397" svg:viewBox="0 0 3748 1398">
          <text:p/>
        </draw:connector>
        <draw:custom-shape draw:style-name="gr34" draw:text-style-name="P9" xml:id="id44" draw:id="id44" draw:layer="layout" svg:width="6.858cm" svg:height="1.016cm" svg:x="37.703cm" svg:y="34.909cm">
          <text:p text:style-name="P1">best_LFP_ML.tx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curve" svg:x1="50.593cm" svg:y1="31.861cm" svg:x2="41.132cm" svg:y2="34.909cm" draw:start-shape="id39" draw:end-shape="id44" draw:end-glue-point="0" svg:d="M50593 31861c0 2286-9461 762-9461 3048" svg:viewBox="0 0 9462 3049">
          <text:p/>
        </draw:connector>
        <draw:connector draw:style-name="gr4" draw:text-style-name="P3" draw:layer="layout" draw:type="curve" svg:x1="41.132cm" svg:y1="35.925cm" svg:x2="23.098cm" svg:y2="39.481cm" draw:start-shape="id44" draw:start-glue-point="2" draw:end-shape="id23" draw:end-glue-point="1" svg:d="M41132 35925c0 2371-6011 3556-18034 3556" svg:viewBox="0 0 18035 3557">
          <text:p/>
        </draw:connector>
        <draw:connector draw:style-name="gr4" draw:text-style-name="P3" draw:layer="layout" draw:type="curve" svg:x1="27.543cm" svg:y1="43.1cm" svg:x2="19.669cm" svg:y2="43.545cm" draw:start-shape="id43" draw:start-glue-point="3" draw:end-shape="id45" draw:end-glue-point="0" svg:d="M27543 43100c-2857 0-2381-28-3635-105s-4239-203-4239 550" svg:viewBox="0 0 7875 610">
          <text:p/>
        </draw:connector>
        <draw:custom-shape draw:style-name="gr17" draw:text-style-name="P1" xml:id="id45" draw:id="id45" draw:layer="layout" svg:width="8.128cm" svg:height="1.143cm" svg:x="15.605cm" svg:y="43.545cm">
          <text:p text:style-name="P1">impr.gz</text:p>
          <draw:enhanced-geometry svg:viewBox="0 0 21600 21600" draw:type="rectangle" draw:enhanced-path="M 0 0 L 21600 0 21600 21600 0 21600 0 0 Z N"/>
        </draw:custom-shape>
        <draw:custom-shape draw:style-name="gr21" draw:text-style-name="P4" xml:id="id46" draw:id="id46" draw:layer="layout" svg:width="10.033cm" svg:height="1.143cm" svg:x="26.527cm" svg:y="45.069cm">
          <text:p text:style-name="P1">brain_plot.ipynb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19.669cm" svg:y1="44.688cm" svg:x2="26.527cm" svg:y2="45.64cm" draw:start-shape="id45" draw:start-glue-point="2" draw:end-shape="id46" draw:end-glue-point="3" svg:d="M19669 44688c0 635 2286 952 6858 952" svg:viewBox="0 0 6859 953">
          <text:p/>
        </draw:connector>
        <draw:custom-shape draw:style-name="gr23" draw:text-style-name="P1" xml:id="id47" draw:id="id47" draw:layer="layout" svg:width="5.588cm" svg:height="1.016cm" svg:x="22.336cm" svg:y="27.289cm">
          <text:p text:style-name="P1">dat_...npz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21.828cm" svg:y1="25.701cm" svg:x2="25.13cm" svg:y2="27.289cm" draw:start-shape="id29" draw:start-glue-point="1" draw:end-shape="id47" draw:end-glue-point="0" svg:d="M21828 25701c2202 0 3302 529 3302 1588" svg:viewBox="0 0 3303 1589">
          <text:p/>
        </draw:connector>
        <draw:connector draw:style-name="gr4" draw:text-style-name="P3" draw:layer="layout" draw:type="curve" svg:x1="25.13cm" svg:y1="28.305cm" svg:x2="29.575cm" svg:y2="30.21cm" draw:start-shape="id47" draw:start-glue-point="2" draw:end-shape="id21" draw:end-glue-point="0" svg:d="M25130 28305c0 1428 4445 476 4445 1905" svg:viewBox="0 0 4446 1906">
          <text:p/>
        </draw:connector>
        <draw:connector draw:style-name="gr4" draw:text-style-name="P3" draw:layer="layout" draw:type="curve" svg:x1="4.238cm" svg:y1="21.447cm" svg:x2="14.969cm" svg:y2="25.775cm" draw:start-shape="id10" draw:start-glue-point="2" svg:d="M4238 21447c0 3622 10731 1459 10731 4328" svg:viewBox="0 0 10732 4329">
          <text:p/>
        </draw:connector>
        <draw:connector draw:style-name="gr4" draw:text-style-name="P3" draw:layer="layout" draw:type="curve" svg:x1="26.463cm" svg:y1="8.874cm" svg:x2="18.399cm" svg:y2="25.13cm" draw:start-shape="id8" draw:start-glue-point="2" draw:end-shape="id29" draw:end-glue-point="0" svg:d="M26463 8874c0 12192-8064 4064-8064 16256" svg:viewBox="0 0 8065 16257">
          <text:p/>
        </draw:connector>
        <draw:connector draw:style-name="gr4" draw:text-style-name="P3" draw:layer="layout" draw:type="curve" svg:x1="26.463cm" svg:y1="8.874cm" svg:x2="29.575cm" svg:y2="30.21cm" draw:start-shape="id8" draw:start-glue-point="2" draw:end-shape="id21" draw:end-glue-point="0" svg:d="M26463 8874c0 16002 3112 5334 3112 21336" svg:viewBox="0 0 3113 21337">
          <text:p/>
        </draw:connector>
        <draw:connector draw:style-name="gr4" draw:text-style-name="P3" draw:layer="layout" draw:type="curve" svg:x1="26.463cm" svg:y1="8.874cm" svg:x2="20.05cm" svg:y2="38.973cm" draw:start-shape="id8" draw:start-glue-point="2" draw:end-shape="id23" draw:end-glue-point="0" svg:d="M26463 8874c0 22575-6413 7526-6413 30099" svg:viewBox="0 0 6414 30100">
          <text:p/>
        </draw:connector>
        <draw:connector draw:style-name="gr4" draw:text-style-name="P3" draw:layer="layout" draw:type="curve" svg:x1="23.052cm" svg:y1="21.447cm" svg:x2="20.05cm" svg:y2="38.973cm" draw:end-shape="id23" draw:end-glue-point="0" svg:d="M23052 21447c0 12769-3002 4007-3002 17526" svg:viewBox="0 0 3003 17527">
          <text:p/>
        </draw:connector>
        <draw:custom-shape draw:style-name="gr35" draw:text-style-name="P11" xml:id="id48" draw:id="id48" draw:layer="layout" svg:width="6.858cm" svg:height="1.143cm" svg:x="1.635cm" svg:y="25.892cm">
          <text:p text:style-name="P10">SET baseline int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8.493cm" svg:y1="26.463cm" svg:x2="15cm" svg:y2="25.775cm" draw:start-shape="id48" draw:start-glue-point="1" svg:d="M8493 26463c5256 0 2003-688 6507-688" svg:viewBox="0 0 6508 689">
          <text:p/>
        </draw:connector>
        <draw:connector draw:style-name="gr4" draw:text-style-name="P3" draw:layer="layout" draw:type="curve" svg:x1="14.271cm" svg:y1="5.572cm" svg:x2="13.636cm" svg:y2="17.129cm" draw:start-shape="id2" draw:start-glue-point="2" draw:end-shape="id36" draw:end-glue-point="0" svg:d="M14271 5572c0 8667-635 2889-635 11557" svg:viewBox="0 0 636 11558">
          <text:p/>
        </draw:connector>
        <draw:connector draw:style-name="gr4" draw:text-style-name="P3" draw:layer="layout" draw:type="curve" svg:x1="16.748cm" svg:y1="17.637cm" svg:x2="18.399cm" svg:y2="17.002cm" draw:start-shape="id36" draw:start-glue-point="1" draw:end-shape="id6" draw:end-glue-point="3" svg:d="M16748 17637c1237 0 412-635 1651-635" svg:viewBox="0 0 1652 63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0.2cm" fo:page-height="5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9T23:13:06.710626342</meta:creation-date>
    <dc:date>2022-04-22T21:21:05.191434328</dc:date>
    <meta:editing-duration>PT2H41M49S</meta:editing-duration>
    <meta:editing-cycles>17</meta:editing-cycles>
    <meta:generator>LibreOffice/6.4.7.2$Linux_X86_64 LibreOffice_project/40$Build-2</meta:generator>
    <meta:document-statistic meta:object-count="116"/>
  </office:meta>
</office:document-meta>
</file>